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05cm" fo:min-width="0.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7" style:family="paragraph">
      <style:text-properties fo:font-size="13pt" style:font-size-asian="13pt" style:font-size-complex="13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cm" svg:height="1.3cm" svg:x="5.457cm" svg:y="9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9.457cm" svg:y="9.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3.457cm" svg:y="9.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7.457cm" svg:y="9.1cm">
          <text:p text:style-name="P3"><text:span text:style-name="T1">Zer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.191cm" svg:y="9.076cm">
          <text:p text:style-name="P3"><text:span text:style-name="T1">Resul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5.458cm" svg:y="12.6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9.458cm" svg:y="12.6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3.458cm" svg:y="12.6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7.458cm" svg:y="12.6cm">
          <text:p text:style-name="P3"><text:span text:style-name="T1">Zer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.192cm" svg:y="12.576cm">
          <text:p text:style-name="P3"><text:span text:style-name="T1">Resul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5.458cm" svg:y="16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9.458cm" svg:y="16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3.458cm" svg:y="16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7.458cm" svg:y="16cm">
          <text:p text:style-name="P3"><text:span text:style-name="T1">Zer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.192cm" svg:y="15.976cm">
          <text:p text:style-name="P3"><text:span text:style-name="T1">Resul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3cm" svg:height="1.3cm" svg:x="5.457cm" svg:y="5.6cm">
          <text:p text:style-name="P3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9.457cm" svg:y="5.6cm">
          <text:p text:style-name="P3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3.457cm" svg:y="5.6cm">
          <text:p text:style-name="P3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5.458cm" svg:y="19.6cm">
          <text:p text:style-name="P3"><text:span text:style-name="T1">S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9.458cm" svg:y="19.6cm">
          <text:p text:style-name="P3"><text:span text:style-name="T1">S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3.458cm" svg:y="19.6cm">
          <text:p text:style-name="P3"><text:span text:style-name="T1">Sink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458cm" svg:y1="13.2cm" svg:x2="14.758cm" svg:y2="13.2cm">
          <text:p/>
        </draw:line>
        <draw:line draw:style-name="gr2" draw:text-style-name="P2" draw:layer="layout" svg:x1="13.458cm" svg:y1="13.2cm" svg:x2="10.758cm" svg:y2="13.2cm">
          <text:p/>
        </draw:line>
        <draw:line draw:style-name="gr2" draw:text-style-name="P2" draw:layer="layout" svg:x1="9.458cm" svg:y1="13.2cm" svg:x2="6.758cm" svg:y2="13.2cm">
          <text:p/>
        </draw:line>
        <draw:line draw:style-name="gr2" draw:text-style-name="P2" draw:layer="layout" svg:x1="5.458cm" svg:y1="13.2cm" svg:x2="2.492cm" svg:y2="13.2cm">
          <text:p/>
        </draw:line>
        <draw:line draw:style-name="gr2" draw:text-style-name="P2" draw:layer="layout" svg:x1="17.458cm" svg:y1="9.7cm" svg:x2="14.757cm" svg:y2="9.7cm">
          <text:p/>
        </draw:line>
        <draw:line draw:style-name="gr2" draw:text-style-name="P2" draw:layer="layout" svg:x1="13.458cm" svg:y1="9.7cm" svg:x2="10.757cm" svg:y2="9.7cm">
          <text:p/>
        </draw:line>
        <draw:line draw:style-name="gr2" draw:text-style-name="P2" draw:layer="layout" svg:x1="9.458cm" svg:y1="9.7cm" svg:x2="6.757cm" svg:y2="9.7cm">
          <text:p/>
        </draw:line>
        <draw:line draw:style-name="gr2" draw:text-style-name="P2" draw:layer="layout" svg:x1="5.458cm" svg:y1="9.7cm" svg:x2="2.491cm" svg:y2="9.7cm">
          <text:p/>
        </draw:line>
        <draw:line draw:style-name="gr2" draw:text-style-name="P2" draw:layer="layout" svg:x1="17.459cm" svg:y1="16.7cm" svg:x2="14.759cm" svg:y2="16.7cm">
          <text:p/>
        </draw:line>
        <draw:line draw:style-name="gr2" draw:text-style-name="P2" draw:layer="layout" svg:x1="13.459cm" svg:y1="16.7cm" svg:x2="10.759cm" svg:y2="16.7cm">
          <text:p/>
        </draw:line>
        <draw:line draw:style-name="gr2" draw:text-style-name="P2" draw:layer="layout" svg:x1="9.459cm" svg:y1="16.7cm" svg:x2="6.759cm" svg:y2="16.7cm">
          <text:p/>
        </draw:line>
        <draw:line draw:style-name="gr2" draw:text-style-name="P2" draw:layer="layout" svg:x1="5.459cm" svg:y1="16.7cm" svg:x2="2.492cm" svg:y2="16.7cm">
          <text:p/>
        </draw:line>
        <draw:line draw:style-name="gr2" draw:text-style-name="P2" draw:layer="layout" svg:x1="6.1cm" svg:y1="6.9cm" svg:x2="6.1cm" svg:y2="9.1cm">
          <text:p/>
        </draw:line>
        <draw:line draw:style-name="gr2" draw:text-style-name="P2" draw:layer="layout" svg:x1="6.1cm" svg:y1="10.4cm" svg:x2="6.1cm" svg:y2="12.6cm">
          <text:p/>
        </draw:line>
        <draw:line draw:style-name="gr2" draw:text-style-name="P2" draw:layer="layout" svg:x1="6.1cm" svg:y1="13.9cm" svg:x2="6.1cm" svg:y2="16cm">
          <text:p/>
        </draw:line>
        <draw:line draw:style-name="gr2" draw:text-style-name="P2" draw:layer="layout" svg:x1="6.1cm" svg:y1="17.3cm" svg:x2="6.1cm" svg:y2="19.6cm">
          <text:p/>
        </draw:line>
        <draw:line draw:style-name="gr2" draw:text-style-name="P2" draw:layer="layout" svg:x1="10.1cm" svg:y1="6.9cm" svg:x2="10.1cm" svg:y2="9.1cm">
          <text:p/>
        </draw:line>
        <draw:line draw:style-name="gr2" draw:text-style-name="P2" draw:layer="layout" svg:x1="10.1cm" svg:y1="10.4cm" svg:x2="10.1cm" svg:y2="12.6cm">
          <text:p/>
        </draw:line>
        <draw:line draw:style-name="gr2" draw:text-style-name="P2" draw:layer="layout" svg:x1="10.1cm" svg:y1="13.9cm" svg:x2="10.1cm" svg:y2="16cm">
          <text:p/>
        </draw:line>
        <draw:line draw:style-name="gr2" draw:text-style-name="P2" draw:layer="layout" svg:x1="10.1cm" svg:y1="17.3cm" svg:x2="10.1cm" svg:y2="19.6cm">
          <text:p/>
        </draw:line>
        <draw:line draw:style-name="gr2" draw:text-style-name="P2" draw:layer="layout" svg:x1="14.1cm" svg:y1="6.9cm" svg:x2="14.1cm" svg:y2="9.1cm">
          <text:p/>
        </draw:line>
        <draw:line draw:style-name="gr2" draw:text-style-name="P2" draw:layer="layout" svg:x1="14.1cm" svg:y1="10.4cm" svg:x2="14.1cm" svg:y2="12.6cm">
          <text:p/>
        </draw:line>
        <draw:line draw:style-name="gr2" draw:text-style-name="P2" draw:layer="layout" svg:x1="14.1cm" svg:y1="13.9cm" svg:x2="14.1cm" svg:y2="16cm">
          <text:p/>
        </draw:line>
        <draw:line draw:style-name="gr2" draw:text-style-name="P2" draw:layer="layout" svg:x1="14.1cm" svg:y1="17.3cm" svg:x2="14.1cm" svg:y2="19.6cm">
          <text:p/>
        </draw:line>
        <draw:frame draw:style-name="gr3" draw:text-style-name="P5" draw:layer="layout" svg:width="2.28cm" svg:height="0.763cm" svg:x="2.92cm" svg:y="8.937cm">
          <draw:text-box>
            <text:p><text:span text:style-name="T2">4, 10, 16</text:span></text:p>
          </draw:text-box>
        </draw:frame>
        <draw:frame draw:style-name="gr3" draw:text-style-name="P5" draw:layer="layout" svg:width="2.534cm" svg:height="0.763cm" svg:x="2.924cm" svg:y="12.476cm">
          <draw:text-box>
            <text:p><text:span text:style-name="T2">10, 25, 40</text:span></text:p>
          </draw:text-box>
        </draw:frame>
        <draw:frame draw:style-name="gr3" draw:text-style-name="P5" draw:layer="layout" svg:width="2.534cm" svg:height="0.763cm" svg:x="2.924cm" svg:y="15.9cm">
          <draw:text-box>
            <text:p><text:span text:style-name="T2">16, 40, 64</text:span></text:p>
          </draw:text-box>
        </draw:frame>
        <draw:frame draw:style-name="gr3" draw:text-style-name="P5" draw:layer="layout" svg:width="2.026cm" svg:height="0.763cm" svg:x="7.148cm" svg:y="8.938cm">
          <draw:text-box>
            <text:p><text:span text:style-name="T2">3, 8, 13</text:span></text:p>
          </draw:text-box>
        </draw:frame>
        <draw:frame draw:style-name="gr3" draw:text-style-name="P5" draw:layer="layout" svg:width="1.772cm" svg:height="0.763cm" svg:x="11.4cm" svg:y="8.938cm">
          <draw:text-box>
            <text:p><text:span text:style-name="T2">3, 6, 9</text:span></text:p>
          </draw:text-box>
        </draw:frame>
        <draw:frame draw:style-name="gr3" draw:text-style-name="P6" draw:layer="layout" svg:width="1.772cm" svg:height="0.763cm" svg:x="15.328cm" svg:y="8.938cm">
          <draw:text-box>
            <text:p text:style-name="P1"><text:span text:style-name="T2">0, 0, 0</text:span></text:p>
          </draw:text-box>
        </draw:frame>
        <draw:frame draw:style-name="gr3" draw:text-style-name="P6" draw:layer="layout" svg:width="1.772cm" svg:height="0.763cm" svg:x="15.328cm" svg:y="12.437cm">
          <draw:text-box>
            <text:p text:style-name="P1"><text:span text:style-name="T2">0, 0, 0</text:span></text:p>
          </draw:text-box>
        </draw:frame>
        <draw:frame draw:style-name="gr3" draw:text-style-name="P6" draw:layer="layout" svg:width="1.772cm" svg:height="0.763cm" svg:x="15.328cm" svg:y="15.937cm">
          <draw:text-box>
            <text:p text:style-name="P1"><text:span text:style-name="T2">0, 0, 0</text:span></text:p>
          </draw:text-box>
        </draw:frame>
        <draw:frame draw:style-name="gr3" draw:text-style-name="P5" draw:layer="layout" svg:width="0.756cm" svg:height="1.787cm" svg:x="14.144cm" svg:y="6.944cm">
          <draw:text-box>
            <text:p text:style-name="P7"><text:span text:style-name="T2">3</text:span></text:p>
            <text:p text:style-name="P7"><text:span text:style-name="T2">2</text:span></text:p>
            <text:p text:style-name="P7"><text:span text:style-name="T2">1</text:span></text:p>
          </draw:text-box>
        </draw:frame>
        <draw:frame draw:style-name="gr3" draw:text-style-name="P5" draw:layer="layout" svg:width="0.756cm" svg:height="1.787cm" svg:x="10.1cm" svg:y="6.945cm">
          <draw:text-box>
            <text:p text:style-name="P7"><text:span text:style-name="T2">2</text:span></text:p>
            <text:p text:style-name="P7"><text:span text:style-name="T2">1</text:span></text:p>
            <text:p text:style-name="P7"><text:span text:style-name="T2">0</text:span></text:p>
          </draw:text-box>
        </draw:frame>
        <draw:frame draw:style-name="gr3" draw:text-style-name="P5" draw:layer="layout" svg:width="0.756cm" svg:height="1.787cm" svg:x="6.144cm" svg:y="6.946cm">
          <draw:text-box>
            <text:p text:style-name="P7"><text:span text:style-name="T2">3</text:span></text:p>
            <text:p text:style-name="P7"><text:span text:style-name="T2">2</text:span></text:p>
            <text:p text:style-name="P7"><text:span text:style-name="T2">1</text:span></text:p>
          </draw:text-box>
        </draw:frame>
        <draw:frame draw:style-name="gr3" draw:text-style-name="P5" draw:layer="layout" svg:width="0.756cm" svg:height="1.787cm" svg:x="14.144cm" svg:y="10.413cm">
          <draw:text-box>
            <text:p text:style-name="P7"><text:span text:style-name="T2">3</text:span></text:p>
            <text:p text:style-name="P7"><text:span text:style-name="T2">2</text:span></text:p>
            <text:p text:style-name="P7"><text:span text:style-name="T2">1</text:span></text:p>
          </draw:text-box>
        </draw:frame>
        <draw:frame draw:style-name="gr3" draw:text-style-name="P5" draw:layer="layout" svg:width="0.756cm" svg:height="1.787cm" svg:x="14.144cm" svg:y="13.9cm">
          <draw:text-box>
            <text:p text:style-name="P7"><text:span text:style-name="T2">3</text:span></text:p>
            <text:p text:style-name="P7"><text:span text:style-name="T2">2</text:span></text:p>
            <text:p text:style-name="P7"><text:span text:style-name="T2">1</text:span></text:p>
          </draw:text-box>
        </draw:frame>
        <draw:frame draw:style-name="gr3" draw:text-style-name="P5" draw:layer="layout" svg:width="0.756cm" svg:height="1.787cm" svg:x="14.144cm" svg:y="17.313cm">
          <draw:text-box>
            <text:p text:style-name="P7"><text:span text:style-name="T2">3</text:span></text:p>
            <text:p text:style-name="P7"><text:span text:style-name="T2">2</text:span></text:p>
            <text:p text:style-name="P7"><text:span text:style-name="T2">1</text:span></text:p>
          </draw:text-box>
        </draw:frame>
        <draw:frame draw:style-name="gr3" draw:text-style-name="P5" draw:layer="layout" svg:width="0.756cm" svg:height="1.787cm" svg:x="10.1cm" svg:y="10.413cm">
          <draw:text-box>
            <text:p text:style-name="P7"><text:span text:style-name="T2">2</text:span></text:p>
            <text:p text:style-name="P7"><text:span text:style-name="T2">1</text:span></text:p>
            <text:p text:style-name="P7"><text:span text:style-name="T2">0</text:span></text:p>
          </draw:text-box>
        </draw:frame>
        <draw:frame draw:style-name="gr3" draw:text-style-name="P5" draw:layer="layout" svg:width="0.756cm" svg:height="1.787cm" svg:x="10.1cm" svg:y="13.9cm">
          <draw:text-box>
            <text:p text:style-name="P7"><text:span text:style-name="T2">2</text:span></text:p>
            <text:p text:style-name="P7"><text:span text:style-name="T2">1</text:span></text:p>
            <text:p text:style-name="P7"><text:span text:style-name="T2">0</text:span></text:p>
          </draw:text-box>
        </draw:frame>
        <draw:frame draw:style-name="gr3" draw:text-style-name="P5" draw:layer="layout" svg:width="0.756cm" svg:height="1.787cm" svg:x="10.1cm" svg:y="17.313cm">
          <draw:text-box>
            <text:p text:style-name="P7"><text:span text:style-name="T2">2</text:span></text:p>
            <text:p text:style-name="P7"><text:span text:style-name="T2">1</text:span></text:p>
            <text:p text:style-name="P7"><text:span text:style-name="T2">0</text:span></text:p>
          </draw:text-box>
        </draw:frame>
        <draw:frame draw:style-name="gr3" draw:text-style-name="P5" draw:layer="layout" svg:width="0.756cm" svg:height="1.787cm" svg:x="6.144cm" svg:y="10.4cm">
          <draw:text-box>
            <text:p text:style-name="P7"><text:span text:style-name="T2">3</text:span></text:p>
            <text:p text:style-name="P7"><text:span text:style-name="T2">2</text:span></text:p>
            <text:p text:style-name="P7"><text:span text:style-name="T2">1</text:span></text:p>
          </draw:text-box>
        </draw:frame>
        <draw:frame draw:style-name="gr3" draw:text-style-name="P5" draw:layer="layout" svg:width="0.756cm" svg:height="1.787cm" svg:x="6.144cm" svg:y="13.9cm">
          <draw:text-box>
            <text:p text:style-name="P7"><text:span text:style-name="T2">3</text:span></text:p>
            <text:p text:style-name="P7"><text:span text:style-name="T2">2</text:span></text:p>
            <text:p text:style-name="P7"><text:span text:style-name="T2">1</text:span></text:p>
          </draw:text-box>
        </draw:frame>
        <draw:frame draw:style-name="gr3" draw:text-style-name="P5" draw:layer="layout" svg:width="0.756cm" svg:height="1.787cm" svg:x="6.144cm" svg:y="17.313cm">
          <draw:text-box>
            <text:p text:style-name="P7"><text:span text:style-name="T2">3</text:span></text:p>
            <text:p text:style-name="P7"><text:span text:style-name="T2">2</text:span></text:p>
            <text:p text:style-name="P7"><text:span text:style-name="T2">1</text:span></text:p>
          </draw:text-box>
        </draw:frame>
        <draw:frame draw:style-name="gr3" draw:text-style-name="P5" draw:layer="layout" svg:width="2.28cm" svg:height="0.763cm" svg:x="7.148cm" svg:y="12.4cm">
          <draw:text-box>
            <text:p><text:span text:style-name="T2">6, 17, 28</text:span></text:p>
          </draw:text-box>
        </draw:frame>
        <draw:frame draw:style-name="gr3" draw:text-style-name="P5" draw:layer="layout" svg:width="2.28cm" svg:height="0.763cm" svg:x="11.178cm" svg:y="12.448cm">
          <draw:text-box>
            <text:p><text:span text:style-name="T2">6, 12, 18</text:span></text:p>
          </draw:text-box>
        </draw:frame>
        <draw:frame draw:style-name="gr3" draw:text-style-name="P5" draw:layer="layout" svg:width="2.28cm" svg:height="0.763cm" svg:x="7.148cm" svg:y="15.937cm">
          <draw:text-box>
            <text:p><text:span text:style-name="T2">9, 26, 43</text:span></text:p>
          </draw:text-box>
        </draw:frame>
        <draw:frame draw:style-name="gr3" draw:text-style-name="P5" draw:layer="layout" svg:width="2.28cm" svg:height="0.763cm" svg:x="11.179cm" svg:y="15.937cm">
          <draw:text-box>
            <text:p><text:span text:style-name="T2">9, 18, 27</text:span></text:p>
          </draw:text-box>
        </draw:frame>
        <draw:frame draw:style-name="gr4" draw:text-style-name="P1" draw:layer="layout" svg:width="12.11cm" svg:height="2.588cm" svg:x="4.577cm" svg:y="1.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cardo Galli</meta:initial-creator>
    <meta:creation-date>2015-05-06T12:37:12.185704829</meta:creation-date>
    <dc:date>2015-05-06T13:19:47.083671425</dc:date>
    <dc:creator>Ricardo Galli</dc:creator>
    <meta:editing-duration>PT26M21S</meta:editing-duration>
    <meta:editing-cycles>3</meta:editing-cycles>
    <meta:generator>LibreOffice/4.4.2.2$Linux_X86_64 LibreOffice_project/40m0$Build-2</meta:generator>
    <meta:document-statistic meta:object-count="70"/>
  </office:meta>
</office:document-meta>
</file>

<file path=Object 1/content.xml><?xml version="1.0" encoding="utf-8"?>
<math xmlns="http://www.w3.org/1998/Math/MathML" display="block">
  <semantics>
    <mrow>
      <mrow>
        <mrow>
          <mo fence="true" stretchy="true">[</mo>
          <mrow>
            <mrow>
              <mtable>
                <mtr>
                  <mtd>
                    <mn>1</mn>
                  </mtd>
                </mtr>
                <mtr>
                  <mtd>
                    <mn>4</mn>
                  </mtd>
                </mtr>
                <mtr>
                  <mtd>
                    <mn>7</mn>
                  </mtd>
                </mtr>
              </mtable>
              <mtable>
                <mtr>
                  <mtd>
                    <mn>2</mn>
                  </mtd>
                </mtr>
                <mtr>
                  <mtd>
                    <mn>5</mn>
                  </mtd>
                </mtr>
                <mtr>
                  <mtd>
                    <mn>8</mn>
                  </mtd>
                </mtr>
              </mtable>
              <mtable>
                <mtr>
                  <mtd>
                    <mn>3</mn>
                  </mtd>
                </mtr>
                <mtr>
                  <mtd>
                    <mn>6</mn>
                  </mtd>
                </mtr>
                <mtr>
                  <mtd>
                    <mn>9</mn>
                  </mtd>
                </mtr>
              </mtable>
            </mrow>
          </mrow>
          <mo fence="true" stretchy="true">]</mo>
        </mrow>
        <mo stretchy="false">×</mo>
        <mrow>
          <mo fence="true" stretchy="true">[</mo>
          <mrow>
            <mrow>
              <mtable>
                <mtr>
                  <mtd>
                    <mn>1</mn>
                  </mtd>
                </mtr>
                <mtr>
                  <mtd>
                    <mn>0</mn>
                  </mtd>
                </mtr>
                <mtr>
                  <mtd>
                    <mn>1</mn>
                  </mtd>
                </mtr>
              </mtable>
              <mtable>
                <mtr>
                  <mtd>
                    <mn>2</mn>
                  </mtd>
                </mtr>
                <mtr>
                  <mtd>
                    <mn>1</mn>
                  </mtd>
                </mtr>
                <mtr>
                  <mtd>
                    <mn>2</mn>
                  </mtd>
                </mtr>
              </mtable>
              <mtable>
                <mtr>
                  <mtd>
                    <mn>3</mn>
                  </mtd>
                </mtr>
                <mtr>
                  <mtd>
                    <mn>2</mn>
                  </mtd>
                </mtr>
                <mtr>
                  <mtd>
                    <mn>3</mn>
                  </mtd>
                </mtr>
              </mtable>
            </mrow>
          </mrow>
          <mo fence="true" stretchy="true">]</mo>
        </mrow>
      </mrow>
      <mo stretchy="false">=</mo>
      <mrow>
        <mo fence="true" stretchy="true">[</mo>
        <mrow>
          <mrow>
            <mtable>
              <mtr>
                <mtd>
                  <mn>4</mn>
                </mtd>
              </mtr>
              <mtr>
                <mtd>
                  <mn>10</mn>
                </mtd>
              </mtr>
              <mtr>
                <mtd>
                  <mn>16</mn>
                </mtd>
              </mtr>
            </mtable>
            <mtable>
              <mtr>
                <mtd>
                  <mn>10</mn>
                </mtd>
              </mtr>
              <mtr>
                <mtd>
                  <mn>25</mn>
                </mtd>
              </mtr>
              <mtr>
                <mtd>
                  <mn>40</mn>
                </mtd>
              </mtr>
            </mtable>
            <mtable>
              <mtr>
                <mtd>
                  <mn>16</mn>
                </mtd>
              </mtr>
              <mtr>
                <mtd>
                  <mn>40</mn>
                </mtd>
              </mtr>
              <mtr>
                <mtd>
                  <mn>64</mn>
                </mtd>
              </mtr>
            </mtable>
          </mrow>
        </mrow>
        <mo fence="true" stretchy="true">]</mo>
      </mrow>
    </mrow>
    <annotation encoding="StarMath 5.0">left [ stack{1 # 4 # 7} stack{2 # 5 # 8} stack{3 # 6 # 9}  right ]  times left [ stack{1 # 0 # 1} stack{2 # 1 # 2} stack{3 # 2 # 3} right ] = left [ stack{4 # 10 # 16} stack{10 # 25 # 40} stack{16 # 40 # 64}  right]</annotation>
  </semantics>
</math>
</file>